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5cm" fo:min-width="4.09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48cm" fo:min-width="2.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9.69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51cm" fo:min-width="9.69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4cm" fo:min-width="5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ffcc" draw:textarea-horizontal-align="justify" draw:textarea-vertical-align="middle" draw:auto-grow-height="false" fo:min-height="0.85cm" fo:min-width="2.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ffcc" draw:textarea-horizontal-align="justify" draw:textarea-vertical-align="middle" draw:auto-grow-height="false" fo:min-height="0.85cm" fo:min-width="2.19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48cm" fo:min-width="3.9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.748cm" fo:min-width="3.9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RF24L01 – Radio network</text:p>
      <text:p text:style-name="Standard"/>
      <text:p text:style-name="Standard"/>
      <text:p text:style-name="Standard"><draw:custom-shape text:anchor-type="char" draw:z-index="10" draw:style-name="gr9" draw:text-style-name="P2" svg:width="7.206cm" svg:height="0.999cm" svg:x="4.655cm" svg:y="0.049cm"><text:p text:style-name="P2"><text:span text:style-name="T1">Application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char" draw:z-index="4" draw:style-name="gr5" draw:text-style-name="P2" svg:width="4.534cm" svg:height="0.987cm" svg:x="7.332cm" svg:y="0.176cm"><text:p text:style-name="P2"><text:span text:style-name="T1">Control / bridge</text:span></text:p><draw:enhanced-geometry svg:viewBox="0 0 21600 21600" draw:type="rectangle" draw:enhanced-path="M 0 0 L 21600 0 21600 21600 0 21600 0 0 Z N"/></draw:custom-shape><draw:custom-shape text:anchor-type="char" draw:z-index="9" draw:style-name="gr9" draw:text-style-name="P2" svg:width="4.425cm" svg:height="0.999cm" svg:x="0.127cm" svg:y="0.146cm"><text:p text:style-name="P2"><text:span text:style-name="T1">Application</text:span></text:p><draw:enhanced-geometry svg:viewBox="0 0 21600 21600" draw:type="rectangle" draw:enhanced-path="M 0 0 L 21600 0 21600 21600 0 21600 0 0 Z N"/></draw:custom-shape><draw:custom-shape text:anchor-type="char" draw:z-index="8" draw:style-name="gr8" draw:text-style-name="P2" svg:width="2.599cm" svg:height="0.999cm" svg:x="4.655cm" svg:y="0.164cm"><text:p text:style-name="P2"><text:span text:style-name="T1">Mesh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char" draw:z-index="2" draw:style-name="gr3" draw:text-style-name="P2" svg:width="5.825cm" svg:height="1.802cm" svg:x="0.109cm" svg:y="0.265cm"><text:p text:style-name="P2"><text:span text:style-name="T1">Data</text:span></text:p><text:p text:style-name="P2"><text:span text:style-name="T1">(No Ack Broadcast)</text:span></text:p><draw:enhanced-geometry svg:viewBox="0 0 21600 21600" draw:type="rectangle" draw:enhanced-path="M 0 0 L 21600 0 21600 21600 0 21600 0 0 Z N"/></draw:custom-shape><draw:custom-shape text:anchor-type="char" draw:z-index="3" draw:style-name="gr4" draw:text-style-name="P2" svg:width="5.841cm" svg:height="1.8cm" svg:x="6.038cm" svg:y="0.265cm"><text:p text:style-name="P2"><text:span text:style-name="T1">Network</text:span></text:p><text:p text:style-name="P2"><text:span text:style-name="T1">(dev ↔ dev comms)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char" draw:z-index="7" draw:style-name="gr7" draw:text-style-name="P3" svg:width="2.7cm" svg:height="1.101cm" svg:x="9.183cm" svg:y="0.217cm"><text:p text:style-name="P3"><text:span text:style-name="T2">Plat. GPIO</text:span></text:p><draw:enhanced-geometry svg:viewBox="0 0 21600 21600" draw:type="rectangle" draw:enhanced-path="M 0 0 L 21600 0 21600 21600 0 21600 0 0 Z N"/></draw:custom-shape><draw:custom-shape text:anchor-type="char" draw:z-index="6" draw:style-name="gr6" draw:text-style-name="P3" svg:width="2.701cm" svg:height="1.101cm" svg:x="6.38cm" svg:y="0.217cm"><text:p text:style-name="P3"><text:span text:style-name="T2">Plat. spi</text:span></text:p><draw:enhanced-geometry svg:viewBox="0 0 21600 21600" draw:type="rectangle" draw:enhanced-path="M 0 0 L 21600 0 21600 21600 0 21600 0 0 Z N"/></draw:custom-shape><draw:custom-shape text:anchor-type="char" draw:z-index="0" draw:style-name="gr1" draw:text-style-name="P2" svg:width="6.136cm" svg:height="2.301cm" svg:x="0.109cm" svg:y="0.217cm"><text:p text:style-name="P2"><text:span text:style-name="T1">nrf24l01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char" draw:z-index="5" draw:style-name="gr2" draw:text-style-name="P2" svg:width="2.701cm" svg:height="1.1cm" svg:x="9.19cm" svg:y="0.445cm"><text:p text:style-name="P2"><text:span text:style-name="T1">GPIO</text:span></text:p><draw:enhanced-geometry svg:viewBox="0 0 21600 21600" draw:type="rectangle" draw:enhanced-path="M 0 0 L 21600 0 21600 21600 0 21600 0 0 Z N"/></draw:custom-shape><draw:custom-shape text:anchor-type="char" draw:z-index="1" draw:style-name="gr2" draw:text-style-name="P2" svg:width="2.701cm" svg:height="1.1cm" svg:x="6.364cm" svg:y="0.445cm"><text:p text:style-name="P2"><text:span text:style-name="T1">spi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SPI and GPIO classes used by nRF24L01 code are pure virtual classes, with a platform implementation needed to be passed to the constructor. <text:s/>This allows all library to be platform independent with the SPI and GPIO implementations being the only platform specific code required.</text:p>
      <text:p text:style-name="Standard"/>
      <text:p text:style-name="Standard">The nRF24L01 code provides access to ALL features offered by the device. <text:s/>This is pulled together into a basic communications system by the Data layer.</text:p>
      <text:p text:style-name="Standard"/>
      <text:p text:style-name="Standard">Recommended default channel 2498 MHz – this avoids WiFi channels in the 2.4 GHz range. (RF_CH = 0x62) </text:p>
      <text:p text:style-name="Standard"/>
      <text:p text:style-name="Standard">Broadcast Address – receive pipe 0 on ALL radios = 0x01 0x00 0x00 0x00 0x01</text:p>
      <text:p text:style-name="Standard"/>
      <text:p text:style-name="Standard">The system of radios is configured to use the Enhanced ShockBurst mode with variable length data.</text:p>
      <text:p text:style-name="Standard"/>
      <text:p text:style-name="Standard">First byte in message = control byte</text:p>
      <text:p text:style-name="Standard"/>
      <text:p text:style-name="Standard">Control bytes in Data layer</text:p>
      <text:p text:style-name="Standard">00 – Broadcast data (no ack)</text:p>
      <text:p text:style-name="P1">sent to address 0x01 0x00 0x00 0x00 0x01</text:p>
      <text:p text:style-name="P1">Free form data within the remaining 31 bytes of payload data – application dependen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Innes</meta:initial-creator>
    <meta:creation-date>2016-10-23T18:39:53.580503561</meta:creation-date>
    <dc:date>2017-01-14T20:21:02</dc:date>
    <dc:creator>Brian Innes</dc:creator>
    <meta:editing-duration>PT4H5M7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1" meta:paragraph-count="11" meta:word-count="162" meta:character-count="941"/>
  </office:meta>
</office:document-meta>
</file>